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4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4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7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3" table:style-name="ce2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5">
            <text:p>13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number-rows-repeated="1048387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3T13:55:22Z</dc:date>
    <meta:user-defined meta:name="WorkbookGuid">dfd2ee33-1efe-4fa1-a778-61e8eb1776c8</meta:user-defined>
  </office:meta>
</office:document-meta>
</file>